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Tahoma2" svg:font-family="Tahoma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CJK SC1" svg:font-family="'Noto Sans CJK SC'" style:font-family-generic="modern" style:font-pitch="variable"/>
    <style:font-face style:name="Tahoma1" svg:font-family="Tahoma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325490" draw:stroke-linejoin="miter" svg:stroke-linecap="butt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solid" draw:fill-color="#4472c4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325490" draw:stroke-linejoin="miter" svg:stroke-linecap="butt" draw:fill="solid" draw:fill-color="#ed7d3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.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ot" svg:stroke-width="0.035cm" svg:stroke-color="#325490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4" svg:stroke-width="0.026cm" svg:stroke-color="#5b9bd5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4472c4" draw:opacity="22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dash" draw:stroke-dash="Dashed_20__28_var_29__20_4" svg:stroke-width="0.026cm" svg:stroke-color="#5b9bd5" draw:stroke-linejoin="round" svg:stroke-linecap="butt" draw:fill="none" draw:textarea-vertical-align="top" draw:auto-grow-height="false" fo:min-height="1.284cm" fo:min-width="0.008cm" fo:padding-top="0.125cm" fo:padding-bottom="0.125cm" fo:padding-left="0.25cm" fo:padding-right="0.25cm" fo:wrap-option="wrap"/>
    </style:style>
    <style:style style:name="gr1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ffff00"/>
      <style:paragraph-properties fo:text-align="center" style:writing-mode="lr-tb" style:font-independent-line-spacing="true"/>
      <style:text-properties fo:font-size="18pt"/>
    </style:style>
    <style:style style:name="P5" style:family="paragraph">
      <loext:graphic-properties draw:fill="solid" draw:fill-color="#ffc000"/>
      <style:paragraph-properties fo:text-align="center" style:writing-mode="lr-tb" style:font-independent-line-spacing="true"/>
      <style:text-properties fo:font-size="18pt"/>
    </style:style>
    <style:style style:name="P6" style:family="paragraph">
      <loext:graphic-properties draw:fill="solid" draw:fill-color="#4472c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ed7d31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solid" draw:fill-color="#4472c4"/>
      <style:paragraph-properties fo:text-align="start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P11" style:family="paragraph">
      <loext:graphic-properties draw:fill="solid" draw:fill-color="#4472c4" draw:opacity="22%"/>
      <style:paragraph-properties fo:text-align="start" style:writing-mode="lr-tb" style:font-independent-line-spacing="true"/>
      <style:text-properties fo:font-size="18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language="en" fo:country="US" fo:font-style="normal" style:text-underline-style="none" fo:font-weight="normal" style:font-name-asian="Tahoma2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8pt" fo:letter-spacing="normal" fo:language="en" fo:country="US" fo:font-style="normal" style:text-underline-style="none" fo:font-weight="bold" style:font-name-asian="Tahoma2" style:font-size-asian="8pt" style:font-style-asian="normal" style:font-weight-asian="bold" style:font-name-complex="Tahoma" style:font-size-complex="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3" draw:style-name="gr1" draw:text-style-name="P2" draw:layer="layout" svg:width="26.61cm" svg:height="1.013cm" svg:x="1.413cm" svg:y="0.618cm">
          <text:p text:style-name="P1"><text:span text:style-name="T1">Power </text:span><text:span text:style-name="T1">ISA </text:span><text:span text:style-name="T1">Complian</text:span><text:span text:style-name="T1">t </text:span><text:span text:style-name="T1">Impleme</text:span><text:span text:style-name="T1">ntations </text:span><text:span text:style-name="T1">(FX, FP, </text:span><text:span text:style-name="T1">Linu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4" draw:layer="layout" svg:width="5.445cm" svg:height="2.653cm" svg:x="2.644cm" svg:y="4.771cm">
          <text:p text:style-name="P3"><text:span text:style-name="T2">F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5" draw:layer="layout" svg:width="5.445cm" svg:height="2.653cm" svg:x="13.146cm" svg:y="4.771cm">
          <text:p text:style-name="P3"><text:span text:style-name="T2">F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" draw:style-name="gr4" draw:text-style-name="P6" draw:layer="layout" svg:width="4.572cm" svg:height="2.279cm" svg:x="1.016cm" svg:y="8.646cm">
          <text:p text:style-name="P1"><text:span text:style-name="T3">FX ops (basic)</text:span></text:p>
          <text:p text:style-name="P1"><text:span text:style-name="T3">Radix (single-level)</text:span></text:p>
          <text:p text:style-name="P1"><text:span text:style-name="T3">LE=0</text:span></text:p>
          <text:p text:style-name="P1"><text:span text:style-name="T3">HV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6" draw:layer="layout" svg:width="3.81cm" svg:height="1.265cm" svg:x="8.89cm" svg:y="5.457cm">
          <text:p text:style-name="P1"><text:span text:style-name="T3">FP ops</text:span></text:p>
          <text:p text:style-name="P1"><text:span text:style-name="T3">(scalar binar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5" draw:text-style-name="P7" draw:layer="layout" svg:width="5.445cm" svg:height="2.653cm" svg:x="27.662cm" svg:y="15.362cm">
          <text:p text:style-name="P3"><text:span text:style-name="T2">Linu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4" draw:text-style-name="P8" draw:layer="layout" svg:width="3.82cm" svg:height="1.263cm" svg:x="20.409cm" svg:y="5.713cm">
          <text:p text:style-name="P1"><text:span text:style-name="T3">SIMD (VMX+VS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6" draw:text-style-name="P9" draw:layer="layout" svg:width="0.8cm" svg:height="0.001cm" svg:x="8.09cm" svg:y="6.0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5" draw:style-name="gr4" draw:text-style-name="P8" draw:layer="layout" svg:width="3.82cm" svg:height="0.758cm" svg:x="13.909cm" svg:y="10.553cm">
          <text:p text:style-name="P1"><text:span text:style-name="T3">SF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" draw:text-style-name="P8" draw:layer="layout" svg:width="3.82cm" svg:height="0.758cm" svg:x="7.509cm" svg:y="13.917cm">
          <text:p text:style-name="P1"><text:span text:style-name="T3">LE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4" draw:text-style-name="P8" draw:layer="layout" svg:width="3.82cm" svg:height="0.758cm" svg:x="19.288cm" svg:y="10.539cm">
          <text:p text:style-name="P1"><text:span text:style-name="T3">LPAR (HV=0/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" draw:text-style-name="P8" draw:layer="layout" svg:width="3.82cm" svg:height="0.758cm" svg:x="7.509cm" svg:y="10.706cm">
          <text:p text:style-name="P1"><text:span text:style-name="T3">FX ops (O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0" draw:style-name="gr7" draw:text-style-name="P9" draw:layer="layout" svg:width="1.557cm" svg:height="0.013cm" svg:x="17.73cm" svg:y="10.9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3" draw:style-name="gr7" draw:text-style-name="P9" draw:layer="layout" svg:width="1.815cm" svg:height="0.001cm" svg:x="18.592cm" svg:y="6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7" draw:style-name="gr4" draw:text-style-name="P8" draw:layer="layout" svg:width="3.82cm" svg:height="0.758cm" svg:x="19.288cm" svg:y="11.937cm">
          <text:p text:style-name="P1"><text:span text:style-name="T3">Radix (nes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9" draw:style-name="gr7" draw:text-style-name="P9" draw:layer="layout" svg:width="0.001cm" svg:height="0.628cm" svg:x="21.199cm" svg:y="11.3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ross 52" draw:style-name="gr8" draw:text-style-name="P10" draw:layer="layout" svg:width="2.539cm" svg:height="2.539cm" svg:x="24.685cm" svg:y="14.092cm">
          <text:p/>
          <draw:enhanced-geometry draw:mirror-horizontal="false" draw:mirror-vertical="false" svg:viewBox="0 0 0 0" draw:text-areas="?f6 ?f8 ?f7 ?f9" draw:type="ooxml-plus" draw:modifiers="25000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range-x-minimum="0" draw:handle-range-x-maximum="50000" draw:handle-position="?f2 0"/>
          </draw:enhanced-geometry>
        </draw:custom-shape>
        <draw:custom-shape draw:name="Straight Arrow Connector 54" draw:style-name="gr7" draw:text-style-name="P9" draw:layer="layout" svg:width="1.663cm" svg:height="2.488cm" svg:x="23.109cm" svg:y="12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8" draw:style-name="gr7" draw:text-style-name="P9" draw:layer="layout" svg:width="13.354cm" svg:height="4.27cm" svg:x="11.33cm" svg:y="11.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3" draw:style-name="gr7" draw:text-style-name="P9" draw:layer="layout" svg:width="13.354cm" svg:height="1.687cm" svg:x="11.33cm" svg:y="14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7" draw:text-style-name="P9" draw:layer="layout" svg:width="3.635cm" svg:height="7.608cm" svg:x="22.319cm" svg:y="6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8" draw:style-name="gr7" draw:text-style-name="P9" draw:layer="layout" svg:width="2.141cm" svg:height="6.875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0" draw:style-name="gr7" draw:text-style-name="P9" draw:layer="layout" svg:width="2.141cm" svg:height="3.664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2" draw:style-name="gr7" draw:text-style-name="P9" draw:layer="layout" svg:width="8.541cm" svg:height="3.511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6" draw:style-name="gr9" draw:text-style-name="P9" draw:layer="layout" svg:width="1.234cm" svg:height="0.388cm" svg:x="27.225cm" svg:y="15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26" draw:style-name="gr4" draw:text-style-name="P8" draw:layer="layout" svg:width="3.82cm" svg:height="0.758cm" svg:x="7.509cm" svg:y="12.275cm">
          <text:p text:style-name="P1"><text:span text:style-name="T3">LE=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8" draw:style-name="gr7" draw:text-style-name="P9" draw:layer="layout" svg:width="2.141cm" svg:height="5.233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1" draw:style-name="gr7" draw:text-style-name="P9" draw:layer="layout" svg:width="4.641cm" svg:height="3.279cm" svg:x="11.223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3" draw:style-name="gr7" draw:text-style-name="P9" draw:layer="layout" svg:width="4.538cm" svg:height="4.884cm" svg:x="11.33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6" draw:style-name="gr7" draw:text-style-name="P9" draw:layer="layout" svg:width="4.641cm" svg:height="6.491cm" svg:x="11.223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43" draw:style-name="gr7" draw:text-style-name="P9" draw:layer="layout" svg:width="0.049cm" svg:height="3.126cm" svg:x="15.816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70" draw:style-name="gr10" draw:text-style-name="P11" draw:layer="layout" svg:width="20.225cm" svg:height="2.279cm" svg:x="0.722cm" svg:y="16.314cm">
          <text:p text:style-name="P1"><text:span text:style-name="T4">'Major' Optionals:</text:span></text:p>
          <text:list text:style-name="L2">
            <text:list-item>
              <text:p text:style-name="P1"><text:span text:style-name="T4">SMT, AMO, MMA, DFP, QFP</text:span></text:p>
            </text:list-item>
            <text:list-item>
              <text:p text:style-name="P1"><text:span text:style-name="T4">lm, ls, M=0, W=1. LE=0(Linux)</text:span></text:p>
            </text:list-item>
          </text:list>
          <text:p text:style-name="P1"><text:span text:style-name="T4"/></text:p>
          <text:p text:style-name="P1"><text:span text:style-name="T4">Other Optionals:</text:span></text:p>
          <text:list text:continue-numbering="true" text:style-name="L2">
            <text:list-item>
              <text:p text:style-name="P1"><text:span text:style-name="T4">AIL, BHRB, EBB, EVIRT, HPT, PCR, tlbie, CTRL, copy/paste, SMF, STM, P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_0" draw:style-name="gr9" draw:text-style-name="P9" draw:layer="layout" svg:width="0.445cm" svg:height="0.001cm" svg:x="12.7cm" svg:y="6.0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8_1" draw:style-name="gr11" draw:text-style-name="P9" draw:layer="layout" svg:width="0.508cm" svg:height="1.534cm" svg:x="3.302cm" svg:y="7.11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TextBox 3" draw:style-name="gr1" draw:text-style-name="P2" draw:layer="layout" svg:width="26.61cm" svg:height="1.013cm" svg:x="1.413cm" svg:y="0.618cm">
          <text:p text:style-name="P1"><text:span text:style-name="T1">Power ISA Compliant Implementations (FX, FP, Linux-32B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4" draw:layer="layout" svg:width="5.445cm" svg:height="2.653cm" svg:x="2.644cm" svg:y="4.771cm">
          <text:p text:style-name="P3"><text:span text:style-name="T2">F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5" draw:layer="layout" svg:width="5.445cm" svg:height="2.653cm" svg:x="13.146cm" svg:y="4.771cm">
          <text:p text:style-name="P3"><text:span text:style-name="T2">F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" draw:style-name="gr4" draw:text-style-name="P8" draw:layer="layout" svg:width="3.82cm" svg:height="2.784cm" svg:x="3.456cm" svg:y="1.987cm">
          <text:p text:style-name="P1"><text:span text:style-name="T3">FX ops (basic)</text:span></text:p>
          <text:p text:style-name="P1"><text:span text:style-name="T3">Radix (single-level)</text:span></text:p>
          <text:p text:style-name="P1"><text:span text:style-name="T3">LE=0</text:span></text:p>
          <text:p text:style-name="P1"><text:span text:style-name="T3">HV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8" draw:layer="layout" svg:width="2.94cm" svg:height="1.77cm" svg:x="9.148cm" svg:y="5.457cm">
          <text:p text:style-name="P1"><text:span text:style-name="T3">FP ops (scalar binar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5" draw:text-style-name="P7" draw:layer="layout" svg:width="5.445cm" svg:height="2.653cm" svg:x="27.662cm" svg:y="15.362cm">
          <text:p text:style-name="P3"><text:span text:style-name="T2">Linu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4" draw:text-style-name="P8" draw:layer="layout" svg:width="3.82cm" svg:height="1.263cm" svg:x="20.409cm" svg:y="5.713cm">
          <text:p text:style-name="P1"><text:span text:style-name="T3">SIMD (VMX+VS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7" draw:text-style-name="P9" draw:layer="layout" svg:width="1.057cm" svg:height="0.001cm" svg:x="8.09cm" svg:y="6.0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8" draw:style-name="gr9" draw:text-style-name="P9" draw:layer="layout" svg:width="1.057cm" svg:height="0.001cm" svg:x="12.088cm" svg:y="6.0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4" draw:style-name="gr9" draw:text-style-name="P9" draw:layer="layout" svg:width="0.001cm" svg:height="0.475cm" svg:x="5.367cm" svg:y="4.2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5" draw:style-name="gr4" draw:text-style-name="P8" draw:layer="layout" svg:width="3.82cm" svg:height="0.758cm" svg:x="13.909cm" svg:y="10.553cm">
          <text:p text:style-name="P1"><text:span text:style-name="T3">SF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" draw:text-style-name="P8" draw:layer="layout" svg:width="3.82cm" svg:height="0.758cm" svg:x="7.509cm" svg:y="13.917cm">
          <text:p text:style-name="P1"><text:span text:style-name="T3">LE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4" draw:text-style-name="P8" draw:layer="layout" svg:width="3.82cm" svg:height="0.758cm" svg:x="19.288cm" svg:y="10.539cm">
          <text:p text:style-name="P1"><text:span text:style-name="T3">LPAR (HV=0/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" draw:text-style-name="P8" draw:layer="layout" svg:width="3.82cm" svg:height="0.758cm" svg:x="7.509cm" svg:y="10.706cm">
          <text:p text:style-name="P1"><text:span text:style-name="T3">FX ops (O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0" draw:style-name="gr7" draw:text-style-name="P9" draw:layer="layout" svg:width="1.557cm" svg:height="0.013cm" svg:x="17.73cm" svg:y="10.9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3" draw:style-name="gr7" draw:text-style-name="P9" draw:layer="layout" svg:width="1.815cm" svg:height="0.001cm" svg:x="18.592cm" svg:y="6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7" draw:style-name="gr4" draw:text-style-name="P8" draw:layer="layout" svg:width="3.82cm" svg:height="0.758cm" svg:x="19.288cm" svg:y="11.937cm">
          <text:p text:style-name="P1"><text:span text:style-name="T3">Radix (nes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9" draw:style-name="gr7" draw:text-style-name="P9" draw:layer="layout" svg:width="0.001cm" svg:height="0.628cm" svg:x="21.199cm" svg:y="11.3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ross 52" draw:style-name="gr8" draw:text-style-name="P10" draw:layer="layout" svg:width="2.539cm" svg:height="2.539cm" svg:x="24.685cm" svg:y="14.092cm">
          <text:p/>
          <draw:enhanced-geometry draw:mirror-horizontal="false" draw:mirror-vertical="false" svg:viewBox="0 0 0 0" draw:text-areas="?f6 ?f8 ?f7 ?f9" draw:type="ooxml-plus" draw:modifiers="25000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range-x-minimum="0" draw:handle-range-x-maximum="50000" draw:handle-position="?f2 0"/>
          </draw:enhanced-geometry>
        </draw:custom-shape>
        <draw:custom-shape draw:name="Straight Arrow Connector 58" draw:style-name="gr7" draw:text-style-name="P9" draw:layer="layout" svg:width="13.354cm" svg:height="4.27cm" svg:x="11.33cm" svg:y="11.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8" draw:style-name="gr7" draw:text-style-name="P9" draw:layer="layout" svg:width="2.141cm" svg:height="6.875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0" draw:style-name="gr7" draw:text-style-name="P9" draw:layer="layout" svg:width="2.141cm" svg:height="3.664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2" draw:style-name="gr7" draw:text-style-name="P9" draw:layer="layout" svg:width="8.541cm" svg:height="3.511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6" draw:style-name="gr9" draw:text-style-name="P9" draw:layer="layout" svg:width="1.234cm" svg:height="0.388cm" svg:x="27.225cm" svg:y="15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26" draw:style-name="gr4" draw:text-style-name="P8" draw:layer="layout" svg:width="3.82cm" svg:height="0.758cm" svg:x="7.509cm" svg:y="12.275cm">
          <text:p text:style-name="P1"><text:span text:style-name="T3">LE=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8" draw:style-name="gr7" draw:text-style-name="P9" draw:layer="layout" svg:width="2.141cm" svg:height="5.233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1" draw:style-name="gr7" draw:text-style-name="P9" draw:layer="layout" svg:width="4.641cm" svg:height="3.279cm" svg:x="11.223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3" draw:style-name="gr7" draw:text-style-name="P9" draw:layer="layout" svg:width="4.538cm" svg:height="4.884cm" svg:x="11.33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6" draw:style-name="gr7" draw:text-style-name="P9" draw:layer="layout" svg:width="4.641cm" svg:height="6.491cm" svg:x="11.223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43" draw:style-name="gr7" draw:text-style-name="P9" draw:layer="layout" svg:width="0.049cm" svg:height="3.126cm" svg:x="15.816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70" draw:style-name="gr10" draw:text-style-name="P11" draw:layer="layout" svg:width="20.225cm" svg:height="2.279cm" svg:x="0.722cm" svg:y="16.314cm">
          <text:p text:style-name="P1"><text:span text:style-name="T4">'Major' Optionals:</text:span></text:p>
          <text:list text:style-name="L2">
            <text:list-item>
              <text:p text:style-name="P1"><text:span text:style-name="T4">SMT, AMO, MMA, DFP, QFP</text:span></text:p>
            </text:list-item>
            <text:list-item>
              <text:p text:style-name="P1"><text:span text:style-name="T4">lm, ls, M=0, W=1. LE=0(Linux)</text:span></text:p>
            </text:list-item>
          </text:list>
          <text:p text:style-name="P1"><text:span text:style-name="T4"/></text:p>
          <text:p text:style-name="P1"><text:span text:style-name="T4">Other Optionals:</text:span></text:p>
          <text:list text:continue-numbering="true" text:style-name="L2">
            <text:list-item>
              <text:p text:style-name="P1"><text:span text:style-name="T4">AIL, BHRB, EBB, EVIRT, HPT, PCR, tlbie, CTRL, copy/paste, SMF, STM, P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custom-shape draw:name="TextBox 3" draw:style-name="gr1" draw:text-style-name="P2" draw:layer="layout" svg:width="26.61cm" svg:height="1.013cm" svg:x="1.413cm" svg:y="0.618cm">
          <text:p text:style-name="P1"><text:span text:style-name="T1">Power ISA Compliant Implementations (FX, FP, Linux-32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4" draw:layer="layout" svg:width="5.445cm" svg:height="2.653cm" svg:x="2.644cm" svg:y="4.771cm">
          <text:p text:style-name="P3"><text:span text:style-name="T2">F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5" draw:layer="layout" svg:width="5.445cm" svg:height="2.653cm" svg:x="13.146cm" svg:y="4.771cm">
          <text:p text:style-name="P3"><text:span text:style-name="T2">F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" draw:style-name="gr4" draw:text-style-name="P8" draw:layer="layout" svg:width="3.82cm" svg:height="2.784cm" svg:x="3.456cm" svg:y="1.987cm">
          <text:p text:style-name="P1"><text:span text:style-name="T3">FX ops (basic)</text:span></text:p>
          <text:p text:style-name="P1"><text:span text:style-name="T3">Radix (single-level)</text:span></text:p>
          <text:p text:style-name="P1"><text:span text:style-name="T3">LE=0</text:span></text:p>
          <text:p text:style-name="P1"><text:span text:style-name="T3">HV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8" draw:layer="layout" svg:width="2.94cm" svg:height="1.77cm" svg:x="9.148cm" svg:y="5.457cm">
          <text:p text:style-name="P1"><text:span text:style-name="T3">FP ops (scalar binar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5" draw:text-style-name="P7" draw:layer="layout" svg:width="5.445cm" svg:height="2.653cm" svg:x="27.662cm" svg:y="15.362cm">
          <text:p text:style-name="P3"><text:span text:style-name="T2">Linu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4" draw:text-style-name="P8" draw:layer="layout" svg:width="3.82cm" svg:height="1.263cm" svg:x="20.409cm" svg:y="5.713cm">
          <text:p text:style-name="P1"><text:span text:style-name="T3">SIMD (VMX+VS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7" draw:text-style-name="P9" draw:layer="layout" svg:width="1.057cm" svg:height="0.001cm" svg:x="8.09cm" svg:y="6.0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8" draw:style-name="gr9" draw:text-style-name="P9" draw:layer="layout" svg:width="1.057cm" svg:height="0.001cm" svg:x="12.088cm" svg:y="6.0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4" draw:style-name="gr9" draw:text-style-name="P9" draw:layer="layout" svg:width="0.001cm" svg:height="0.475cm" svg:x="5.367cm" svg:y="4.2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5" draw:style-name="gr4" draw:text-style-name="P8" draw:layer="layout" svg:width="3.82cm" svg:height="0.758cm" svg:x="13.909cm" svg:y="10.553cm">
          <text:p text:style-name="P1"><text:span text:style-name="T3">SF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" draw:text-style-name="P8" draw:layer="layout" svg:width="3.82cm" svg:height="0.758cm" svg:x="7.509cm" svg:y="13.917cm">
          <text:p text:style-name="P1"><text:span text:style-name="T3">LE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4" draw:text-style-name="P8" draw:layer="layout" svg:width="3.82cm" svg:height="0.758cm" svg:x="19.288cm" svg:y="10.539cm">
          <text:p text:style-name="P1"><text:span text:style-name="T3">LPAR (HV=0/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" draw:text-style-name="P8" draw:layer="layout" svg:width="3.82cm" svg:height="0.758cm" svg:x="7.509cm" svg:y="10.706cm">
          <text:p text:style-name="P1"><text:span text:style-name="T3">FX ops (O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0" draw:style-name="gr7" draw:text-style-name="P9" draw:layer="layout" svg:width="1.557cm" svg:height="0.013cm" svg:x="17.73cm" svg:y="10.9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3" draw:style-name="gr7" draw:text-style-name="P9" draw:layer="layout" svg:width="1.815cm" svg:height="0.001cm" svg:x="18.592cm" svg:y="6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7" draw:style-name="gr4" draw:text-style-name="P8" draw:layer="layout" svg:width="3.82cm" svg:height="0.758cm" svg:x="19.288cm" svg:y="11.937cm">
          <text:p text:style-name="P1"><text:span text:style-name="T3">Radix (nes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9" draw:style-name="gr7" draw:text-style-name="P9" draw:layer="layout" svg:width="0.001cm" svg:height="0.628cm" svg:x="21.199cm" svg:y="11.3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ross 52" draw:style-name="gr8" draw:text-style-name="P10" draw:layer="layout" svg:width="2.539cm" svg:height="2.539cm" svg:x="24.685cm" svg:y="14.092cm">
          <text:p/>
          <draw:enhanced-geometry draw:mirror-horizontal="false" draw:mirror-vertical="false" svg:viewBox="0 0 0 0" draw:text-areas="?f6 ?f8 ?f7 ?f9" draw:type="ooxml-plus" draw:modifiers="25000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range-x-minimum="0" draw:handle-range-x-maximum="50000" draw:handle-position="?f2 0"/>
          </draw:enhanced-geometry>
        </draw:custom-shape>
        <draw:custom-shape draw:name="Straight Arrow Connector 58" draw:style-name="gr7" draw:text-style-name="P9" draw:layer="layout" svg:width="13.354cm" svg:height="4.27cm" svg:x="11.33cm" svg:y="11.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8" draw:style-name="gr7" draw:text-style-name="P9" draw:layer="layout" svg:width="2.141cm" svg:height="6.875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0" draw:style-name="gr7" draw:text-style-name="P9" draw:layer="layout" svg:width="2.141cm" svg:height="3.664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2" draw:style-name="gr7" draw:text-style-name="P9" draw:layer="layout" svg:width="8.541cm" svg:height="3.511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6" draw:style-name="gr9" draw:text-style-name="P9" draw:layer="layout" svg:width="1.234cm" svg:height="0.388cm" svg:x="27.225cm" svg:y="15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26" draw:style-name="gr4" draw:text-style-name="P8" draw:layer="layout" svg:width="3.82cm" svg:height="0.758cm" svg:x="7.509cm" svg:y="12.275cm">
          <text:p text:style-name="P1"><text:span text:style-name="T3">LE=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8" draw:style-name="gr7" draw:text-style-name="P9" draw:layer="layout" svg:width="2.141cm" svg:height="5.233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1" draw:style-name="gr7" draw:text-style-name="P9" draw:layer="layout" svg:width="4.641cm" svg:height="3.279cm" svg:x="11.223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3" draw:style-name="gr7" draw:text-style-name="P9" draw:layer="layout" svg:width="4.538cm" svg:height="4.884cm" svg:x="11.33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6" draw:style-name="gr7" draw:text-style-name="P9" draw:layer="layout" svg:width="4.641cm" svg:height="6.491cm" svg:x="11.223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43" draw:style-name="gr7" draw:text-style-name="P9" draw:layer="layout" svg:width="0.049cm" svg:height="3.126cm" svg:x="15.816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70" draw:style-name="gr10" draw:text-style-name="P11" draw:layer="layout" svg:width="20.225cm" svg:height="2.279cm" svg:x="0.722cm" svg:y="16.314cm">
          <text:p text:style-name="P1"><text:span text:style-name="T4">'Major' Optionals:</text:span></text:p>
          <text:list text:style-name="L2">
            <text:list-item>
              <text:p text:style-name="P1"><text:span text:style-name="T4">SMT, AMO, MMA, DFP, QFP</text:span></text:p>
            </text:list-item>
            <text:list-item>
              <text:p text:style-name="P1"><text:span text:style-name="T4">lm, ls, M=0, W=1. LE=0(Linux)</text:span></text:p>
            </text:list-item>
          </text:list>
          <text:p text:style-name="P1"><text:span text:style-name="T4"/></text:p>
          <text:p text:style-name="P1"><text:span text:style-name="T4">Other Optionals:</text:span></text:p>
          <text:list text:continue-numbering="true" text:style-name="L2">
            <text:list-item>
              <text:p text:style-name="P1"><text:span text:style-name="T4">AIL, BHRB, EBB, EVIRT, HPT, PCR, tlbie, CTRL, copy/paste, SMF, STM, P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5" draw:style-name="gr7" draw:text-style-name="P9" draw:layer="layout" svg:width="13.354cm" svg:height="1.663cm" svg:x="11.33cm" svg:y="14.30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2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name="TextBox 3" draw:style-name="gr1" draw:text-style-name="P2" draw:layer="layout" svg:width="26.61cm" svg:height="1.013cm" svg:x="1.413cm" svg:y="0.618cm">
          <text:p text:style-name="P1"><text:span text:style-name="T1">Power ISA Compliant Implementations (FX, FP, Linux-64B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4" draw:layer="layout" svg:width="5.445cm" svg:height="2.653cm" svg:x="2.644cm" svg:y="4.771cm">
          <text:p text:style-name="P3"><text:span text:style-name="T2">F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5" draw:layer="layout" svg:width="5.445cm" svg:height="2.653cm" svg:x="13.146cm" svg:y="4.771cm">
          <text:p text:style-name="P3"><text:span text:style-name="T2">F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" draw:style-name="gr4" draw:text-style-name="P8" draw:layer="layout" svg:width="3.82cm" svg:height="2.784cm" svg:x="3.456cm" svg:y="1.987cm">
          <text:p text:style-name="P1"><text:span text:style-name="T3">FX ops (basic)</text:span></text:p>
          <text:p text:style-name="P1"><text:span text:style-name="T3">Radix (single-level)</text:span></text:p>
          <text:p text:style-name="P1"><text:span text:style-name="T3">LE=0</text:span></text:p>
          <text:p text:style-name="P1"><text:span text:style-name="T3">HV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8" draw:layer="layout" svg:width="2.94cm" svg:height="1.77cm" svg:x="9.148cm" svg:y="5.457cm">
          <text:p text:style-name="P1"><text:span text:style-name="T3">FP ops (scalar binar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5" draw:text-style-name="P7" draw:layer="layout" svg:width="5.445cm" svg:height="2.653cm" svg:x="27.662cm" svg:y="15.362cm">
          <text:p text:style-name="P3"><text:span text:style-name="T2">Linu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4" draw:text-style-name="P8" draw:layer="layout" svg:width="3.82cm" svg:height="1.263cm" svg:x="20.409cm" svg:y="5.713cm">
          <text:p text:style-name="P1"><text:span text:style-name="T3">SIMD (VMX+VS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7" draw:text-style-name="P9" draw:layer="layout" svg:width="1.057cm" svg:height="0.001cm" svg:x="8.09cm" svg:y="6.0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8" draw:style-name="gr9" draw:text-style-name="P9" draw:layer="layout" svg:width="1.057cm" svg:height="0.001cm" svg:x="12.088cm" svg:y="6.0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4" draw:style-name="gr9" draw:text-style-name="P9" draw:layer="layout" svg:width="0.001cm" svg:height="0.475cm" svg:x="5.367cm" svg:y="4.2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5" draw:style-name="gr4" draw:text-style-name="P8" draw:layer="layout" svg:width="3.82cm" svg:height="0.758cm" svg:x="13.909cm" svg:y="10.553cm">
          <text:p text:style-name="P1"><text:span text:style-name="T3">SF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" draw:text-style-name="P8" draw:layer="layout" svg:width="3.82cm" svg:height="0.758cm" svg:x="7.509cm" svg:y="13.917cm">
          <text:p text:style-name="P1"><text:span text:style-name="T3">LE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4" draw:text-style-name="P8" draw:layer="layout" svg:width="3.82cm" svg:height="0.758cm" svg:x="19.288cm" svg:y="10.539cm">
          <text:p text:style-name="P1"><text:span text:style-name="T3">LPAR (HV=0/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" draw:text-style-name="P8" draw:layer="layout" svg:width="3.82cm" svg:height="0.758cm" svg:x="7.509cm" svg:y="10.706cm">
          <text:p text:style-name="P1"><text:span text:style-name="T3">FX ops (O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0" draw:style-name="gr7" draw:text-style-name="P9" draw:layer="layout" svg:width="1.557cm" svg:height="0.013cm" svg:x="17.73cm" svg:y="10.9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3" draw:style-name="gr7" draw:text-style-name="P9" draw:layer="layout" svg:width="1.815cm" svg:height="0.001cm" svg:x="18.592cm" svg:y="6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7" draw:style-name="gr4" draw:text-style-name="P8" draw:layer="layout" svg:width="3.82cm" svg:height="0.758cm" svg:x="19.288cm" svg:y="11.937cm">
          <text:p text:style-name="P1"><text:span text:style-name="T3">Radix (nes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9" draw:style-name="gr7" draw:text-style-name="P9" draw:layer="layout" svg:width="0.001cm" svg:height="0.628cm" svg:x="21.199cm" svg:y="11.3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ross 52" draw:style-name="gr8" draw:text-style-name="P10" draw:layer="layout" svg:width="2.539cm" svg:height="2.539cm" svg:x="24.685cm" svg:y="14.092cm">
          <text:p/>
          <draw:enhanced-geometry draw:mirror-horizontal="false" draw:mirror-vertical="false" svg:viewBox="0 0 0 0" draw:text-areas="?f6 ?f8 ?f7 ?f9" draw:type="ooxml-plus" draw:modifiers="25000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range-x-minimum="0" draw:handle-range-x-maximum="50000" draw:handle-position="?f2 0"/>
          </draw:enhanced-geometry>
        </draw:custom-shape>
        <draw:custom-shape draw:name="Straight Arrow Connector 58" draw:style-name="gr7" draw:text-style-name="P9" draw:layer="layout" svg:width="13.354cm" svg:height="4.27cm" svg:x="11.33cm" svg:y="11.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8" draw:style-name="gr7" draw:text-style-name="P9" draw:layer="layout" svg:width="2.141cm" svg:height="6.875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0" draw:style-name="gr7" draw:text-style-name="P9" draw:layer="layout" svg:width="2.141cm" svg:height="3.664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2" draw:style-name="gr7" draw:text-style-name="P9" draw:layer="layout" svg:width="8.541cm" svg:height="3.511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6" draw:style-name="gr9" draw:text-style-name="P9" draw:layer="layout" svg:width="1.234cm" svg:height="0.388cm" svg:x="27.225cm" svg:y="15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26" draw:style-name="gr4" draw:text-style-name="P8" draw:layer="layout" svg:width="3.82cm" svg:height="0.758cm" svg:x="7.509cm" svg:y="12.275cm">
          <text:p text:style-name="P1"><text:span text:style-name="T3">LE=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8" draw:style-name="gr7" draw:text-style-name="P9" draw:layer="layout" svg:width="2.141cm" svg:height="5.233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1" draw:style-name="gr7" draw:text-style-name="P9" draw:layer="layout" svg:width="4.641cm" svg:height="3.279cm" svg:x="11.223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3" draw:style-name="gr7" draw:text-style-name="P9" draw:layer="layout" svg:width="4.538cm" svg:height="4.884cm" svg:x="11.33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6" draw:style-name="gr7" draw:text-style-name="P9" draw:layer="layout" svg:width="4.641cm" svg:height="6.491cm" svg:x="11.223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43" draw:style-name="gr7" draw:text-style-name="P9" draw:layer="layout" svg:width="0.049cm" svg:height="3.126cm" svg:x="15.816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70" draw:style-name="gr10" draw:text-style-name="P11" draw:layer="layout" svg:width="20.225cm" svg:height="2.279cm" svg:x="0.722cm" svg:y="16.314cm">
          <text:p text:style-name="P1"><text:span text:style-name="T4">'Major' Optionals:</text:span></text:p>
          <text:list text:style-name="L2">
            <text:list-item>
              <text:p text:style-name="P1"><text:span text:style-name="T4">SMT, AMO, MMA, DFP, QFP</text:span></text:p>
            </text:list-item>
            <text:list-item>
              <text:p text:style-name="P1"><text:span text:style-name="T4">lm, ls, M=0, W=1. LE=0(Linux)</text:span></text:p>
            </text:list-item>
          </text:list>
          <text:p text:style-name="P1"><text:span text:style-name="T4"/></text:p>
          <text:p text:style-name="P1"><text:span text:style-name="T4">Other Optionals:</text:span></text:p>
          <text:list text:continue-numbering="true" text:style-name="L2">
            <text:list-item>
              <text:p text:style-name="P1"><text:span text:style-name="T4">AIL, BHRB, EBB, EVIRT, HPT, PCR, tlbie, CTRL, copy/paste, SMF, STM, P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5" draw:style-name="gr7" draw:text-style-name="P9" draw:layer="layout" svg:width="8.821cm" svg:height="3.363cm" svg:x="15.82cm" svg:y="11.32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2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custom-shape draw:name="TextBox 3" draw:style-name="gr1" draw:text-style-name="P2" draw:layer="layout" svg:width="26.61cm" svg:height="1.013cm" svg:x="1.413cm" svg:y="0.618cm">
          <text:p text:style-name="P1"><text:span text:style-name="T1">Power ISA Compliant Implementations (FX, FP, Linux-64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4" draw:layer="layout" svg:width="5.445cm" svg:height="2.653cm" svg:x="2.644cm" svg:y="4.771cm">
          <text:p text:style-name="P3"><text:span text:style-name="T2">F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5" draw:layer="layout" svg:width="5.445cm" svg:height="2.653cm" svg:x="13.146cm" svg:y="4.771cm">
          <text:p text:style-name="P3"><text:span text:style-name="T2">F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" draw:style-name="gr4" draw:text-style-name="P8" draw:layer="layout" svg:width="3.82cm" svg:height="2.784cm" svg:x="3.456cm" svg:y="1.987cm">
          <text:p text:style-name="P1"><text:span text:style-name="T3">FX ops (basic)</text:span></text:p>
          <text:p text:style-name="P1"><text:span text:style-name="T3">Radix (single-level)</text:span></text:p>
          <text:p text:style-name="P1"><text:span text:style-name="T3">LE=0</text:span></text:p>
          <text:p text:style-name="P1"><text:span text:style-name="T3">HV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8" draw:layer="layout" svg:width="2.94cm" svg:height="1.77cm" svg:x="9.148cm" svg:y="5.457cm">
          <text:p text:style-name="P1"><text:span text:style-name="T3">FP ops (scalar binar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5" draw:text-style-name="P7" draw:layer="layout" svg:width="5.445cm" svg:height="2.653cm" svg:x="27.662cm" svg:y="15.362cm">
          <text:p text:style-name="P3"><text:span text:style-name="T2">Linu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4" draw:text-style-name="P8" draw:layer="layout" svg:width="3.82cm" svg:height="1.263cm" svg:x="20.409cm" svg:y="5.713cm">
          <text:p text:style-name="P1"><text:span text:style-name="T3">SIMD (VMX+VS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7" draw:text-style-name="P9" draw:layer="layout" svg:width="1.057cm" svg:height="0.001cm" svg:x="8.09cm" svg:y="6.0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8" draw:style-name="gr9" draw:text-style-name="P9" draw:layer="layout" svg:width="1.057cm" svg:height="0.001cm" svg:x="12.088cm" svg:y="6.0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4" draw:style-name="gr9" draw:text-style-name="P9" draw:layer="layout" svg:width="0.001cm" svg:height="0.475cm" svg:x="5.367cm" svg:y="4.2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5" draw:style-name="gr4" draw:text-style-name="P8" draw:layer="layout" svg:width="3.82cm" svg:height="0.758cm" svg:x="13.909cm" svg:y="10.553cm">
          <text:p text:style-name="P1"><text:span text:style-name="T3">SF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" draw:text-style-name="P8" draw:layer="layout" svg:width="3.82cm" svg:height="0.758cm" svg:x="7.509cm" svg:y="13.917cm">
          <text:p text:style-name="P1"><text:span text:style-name="T3">LE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4" draw:text-style-name="P8" draw:layer="layout" svg:width="3.82cm" svg:height="0.758cm" svg:x="19.288cm" svg:y="10.539cm">
          <text:p text:style-name="P1"><text:span text:style-name="T3">LPAR (HV=0/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" draw:text-style-name="P8" draw:layer="layout" svg:width="3.82cm" svg:height="0.758cm" svg:x="7.509cm" svg:y="10.706cm">
          <text:p text:style-name="P1"><text:span text:style-name="T3">FX ops (O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0" draw:style-name="gr7" draw:text-style-name="P9" draw:layer="layout" svg:width="1.557cm" svg:height="0.013cm" svg:x="17.73cm" svg:y="10.9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3" draw:style-name="gr7" draw:text-style-name="P9" draw:layer="layout" svg:width="1.815cm" svg:height="0.001cm" svg:x="18.592cm" svg:y="6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7" draw:style-name="gr4" draw:text-style-name="P8" draw:layer="layout" svg:width="3.82cm" svg:height="0.758cm" svg:x="19.288cm" svg:y="11.937cm">
          <text:p text:style-name="P1"><text:span text:style-name="T3">Radix (nes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9" draw:style-name="gr7" draw:text-style-name="P9" draw:layer="layout" svg:width="0.001cm" svg:height="0.628cm" svg:x="21.199cm" svg:y="11.3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ross 52" draw:style-name="gr8" draw:text-style-name="P10" draw:layer="layout" svg:width="2.539cm" svg:height="2.539cm" svg:x="24.685cm" svg:y="14.092cm">
          <text:p/>
          <draw:enhanced-geometry draw:mirror-horizontal="false" draw:mirror-vertical="false" svg:viewBox="0 0 0 0" draw:text-areas="?f6 ?f8 ?f7 ?f9" draw:type="ooxml-plus" draw:modifiers="25000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range-x-minimum="0" draw:handle-range-x-maximum="50000" draw:handle-position="?f2 0"/>
          </draw:enhanced-geometry>
        </draw:custom-shape>
        <draw:custom-shape draw:name="Straight Arrow Connector 58" draw:style-name="gr7" draw:text-style-name="P9" draw:layer="layout" svg:width="13.354cm" svg:height="4.27cm" svg:x="11.33cm" svg:y="11.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8" draw:style-name="gr7" draw:text-style-name="P9" draw:layer="layout" svg:width="2.141cm" svg:height="6.875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0" draw:style-name="gr7" draw:text-style-name="P9" draw:layer="layout" svg:width="2.141cm" svg:height="3.664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2" draw:style-name="gr7" draw:text-style-name="P9" draw:layer="layout" svg:width="8.541cm" svg:height="3.511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6" draw:style-name="gr9" draw:text-style-name="P9" draw:layer="layout" svg:width="1.234cm" svg:height="0.388cm" svg:x="27.225cm" svg:y="15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26" draw:style-name="gr4" draw:text-style-name="P8" draw:layer="layout" svg:width="3.82cm" svg:height="0.758cm" svg:x="7.509cm" svg:y="12.275cm">
          <text:p text:style-name="P1"><text:span text:style-name="T3">LE=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8" draw:style-name="gr7" draw:text-style-name="P9" draw:layer="layout" svg:width="2.141cm" svg:height="5.233cm" svg:x="5.367cm" svg:y="7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1" draw:style-name="gr7" draw:text-style-name="P9" draw:layer="layout" svg:width="4.641cm" svg:height="3.279cm" svg:x="11.223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3" draw:style-name="gr7" draw:text-style-name="P9" draw:layer="layout" svg:width="4.538cm" svg:height="4.884cm" svg:x="11.33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6" draw:style-name="gr7" draw:text-style-name="P9" draw:layer="layout" svg:width="4.641cm" svg:height="6.491cm" svg:x="11.223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43" draw:style-name="gr7" draw:text-style-name="P9" draw:layer="layout" svg:width="0.049cm" svg:height="3.126cm" svg:x="15.816cm" svg:y="7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70" draw:style-name="gr10" draw:text-style-name="P11" draw:layer="layout" svg:width="20.225cm" svg:height="2.279cm" svg:x="0.722cm" svg:y="16.314cm">
          <text:p text:style-name="P1"><text:span text:style-name="T4">'Major' Optionals:</text:span></text:p>
          <text:list text:style-name="L2">
            <text:list-item>
              <text:p text:style-name="P1"><text:span text:style-name="T4">SMT, AMO, MMA, DFP, QFP</text:span></text:p>
            </text:list-item>
            <text:list-item>
              <text:p text:style-name="P1"><text:span text:style-name="T4">lm, ls, M=0, W=1. LE=0(Linux)</text:span></text:p>
            </text:list-item>
          </text:list>
          <text:p text:style-name="P1"><text:span text:style-name="T4"/></text:p>
          <text:p text:style-name="P1"><text:span text:style-name="T4">Other Optionals:</text:span></text:p>
          <text:list text:continue-numbering="true" text:style-name="L2">
            <text:list-item>
              <text:p text:style-name="P1"><text:span text:style-name="T4">AIL, BHRB, EBB, EVIRT, HPT, PCR, tlbie, CTRL, copy/paste, SMF, STM, P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5" draw:style-name="gr7" draw:text-style-name="P9" draw:layer="layout" svg:width="8.821cm" svg:height="3.363cm" svg:x="15.82cm" svg:y="11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9" draw:style-name="gr7" draw:text-style-name="P9" draw:layer="layout" svg:width="13.31cm" svg:height="1.624cm" svg:x="11.33cm" svg:y="14.30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2" draw:layer="layout" svg:width="18.624cm" svg:height="10.476cm" svg:x="1.482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Tahoma2" svg:font-family="Tahoma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CJK SC1" svg:font-family="'Noto Sans CJK SC'" style:font-family-generic="modern" style:font-pitch="variable"/>
    <style:font-face style:name="Tahoma1" svg:font-family="Tahoma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6f8fc" draw:end-color="#abc0e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400%" draw:distance="3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a</text:span><text:span text:style-name="MT2">st</text:span><text:span text:style-name="MT2">er </text:span><text:span text:style-name="MT2">titl</text:span><text:span text:style-name="MT2">e </text:span><text:span text:style-name="MT2">st</text:span><text:span text:style-name="MT2">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2-08-03">8/3/22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William Flynn</meta:initial-creator>
    <meta:editing-cycles>17</meta:editing-cycles>
    <meta:creation-date>2022-06-22T14:30:40</meta:creation-date>
    <dc:date>2022-08-03T11:47:26.759255476</dc:date>
    <meta:editing-duration>PT1H29M26S</meta:editing-duration>
    <meta:generator>LibreOffice/6.4.7.2$Linux_X86_64 LibreOffice_project/40$Build-2</meta:generator>
    <meta:document-statistic meta:object-count="19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